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07:16:27.117729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0T07:16:53.768536769</dc:date>
    <meta:editing-duration>PT8H3M31S</meta:editing-duration>
    <meta:editing-cycles>32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208" meta:object-count="0"/>
  </office:meta>
</office:document-meta>
</file>